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7"/>Trabalhando com Esquemas</text:p>
      <text:p text:style-name="Standard"/>
      <text:p text:style-name="Standard">O que são esquemas e sua importância</text:p>
      <text:p text:style-name="Standard"/>
      <text:p text:style-name="Standard">Gerenciando esquemas</text:p>
      <text:p text:style-name="Standard"/>
      <text:p text:style-name="P1">O que são esquemas e sua importância</text:p>
      <text:p text:style-name="Standard"/>
      <text:p text:style-name="Standard">Um agrupamento de bancos de dados do PostgreSQL contém um ou mais bancos de dados com</text:p>
      <text:p text:style-name="Standard">nome. Os usuários e os grupos de usuários são compartilhados por todo o agrupamento, mas</text:p>
      <text:p text:style-name="Standard">nenhum outro dado é compartilhado entre os bancos de dados. Todas as conexões dos clientes com</text:p>
      <text:p text:style-name="Standard">o servidor podem acessar somente os dados de um único banco de dados, àquele que foi</text:p>
      <text:p text:style-name="Standard">especificado no pedido de conexão.</text:p>
      <text:p text:style-name="Standard"><text:s text:c="7"/>Nota: Os usuários de um agrupamento de bancos de dados não possuem,</text:p>
      <text:p text:style-name="Standard"><text:s text:c="7"/>necessariamente, o privilégio de acessar todos os bancos de dados do agrupamento. O</text:p>
      <text:p text:style-name="Standard"><text:s text:c="7"/>compartilhamento de nomes de usuários significa que não pode haver, em dois bancos</text:p>
      <text:p text:style-name="Standard"><text:s text:c="7"/>de dados do mesmo agrupamento, mais de um usuário com o mesmo nome como, por</text:p>
      <text:p text:style-name="Standard"><text:s text:c="7"/>exemplo, joel; mas o sistema pode ser configurado para permitir que o usuário joel</text:p>
      <text:p text:style-name="Standard"><text:s text:c="7"/>acesse apenas determinados bancos de dados.</text:p>
      <text:p text:style-name="Standard"/>
      <text:p text:style-name="Standard">Um banco de dados contém um ou mais esquemas com nome, os quais por sua vez contêm tabelas.</text:p>
      <text:p text:style-name="Standard">Os esquemas também contêm outros tipos de objetos com nome, incluindo tipos de dado, funções e</text:p>
      <text:p text:style-name="Standard">operadores. O mesmo nome de objeto pode ser utilizado em esquemas diferentes sem conflito; por</text:p>
      <text:p text:style-name="Standard">exemplo, tanto o esquema_1 quanto o meu_esquema podem conter uma tabela chamada</text:p>
      <text:p text:style-name="Standard">minha_tabela. Diferentemente dos bancos de dados, os esquemas não são separados rigidamente:</text:p>
      <text:p text:style-name="Standard">um usuário pode acessar objetos de vários esquemas no banco de dados em que está conectado,</text:p>
      <text:p text:style-name="Standard">caso possua os privilégios necessários para fazê-lo.</text:p>
      <text:p text:style-name="Standard"/>
      <text:p text:style-name="Standard">Existem diversas razões pelas quais pode-se desejar utilizar esquemas:</text:p>
      <text:p text:style-name="Standard"><text:s text:c="8"/>Para permitir vários usuários utilizarem o mesmo banco de dados sem que um interfira com</text:p>
      <text:p text:style-name="Standard"><text:s text:c="5"/>•</text:p>
      <text:p text:style-name="Standard"><text:s text:c="8"/>o outro.</text:p>
      <text:p text:style-name="Standard"><text:s text:c="8"/>Para organizar objetos do banco de dados em grupos lógicos tornando-os mais gerenciáveis.</text:p>
      <text:p text:style-name="Standard"><text:s text:c="5"/>•</text:p>
      <text:p text:style-name="Standard"><text:s text:c="8"/>Os aplicativos desenvolvidos por terceiros podem ser colocados em esquemas separados,</text:p>
      <text:p text:style-name="Standard"><text:s text:c="5"/>•</text:p>
      <text:p text:style-name="Standard"><text:s text:c="8"/>para não haver colisão com nomes de outros objetos.</text:p>
      <text:p text:style-name="Standard">Os esquemas são análogos a diretórios no nível do sistema operacional, exceto que os esquemas não</text:p>
      <text:p text:style-name="Standard">podem ser aninhados.</text:p>
      <text:p text:style-name="Standard"/>
      <text:p text:style-name="Standard">Mais detalhes em: <text:a xlink:type="simple" xlink:href="http://pgdocptbr.sourceforge.net/pg80/ddl-schemas.html">http://pgdocptbr.sourceforge.net/pg80/ddl-schemas.html</text:a> </text:p>
      <text:p text:style-name="Standard"><text:a xlink:type="simple" xlink:href="http://www.postgresql.org/docs/8.3/interactive/ddl-schemas.html">http://www.postgresql.org/docs/8.3/interactive/ddl-schemas.html</text:a> </text:p>
      <text:p text:style-name="Standard"><text:s text:c="38"/>\dn – visualizar esquemas</text:p>
      <text:p text:style-name="Standard"/>
      <text:p text:style-name="Standard">Um banco de dados pode conter vários esquemas e dentro de cada um desses podemos criar várias</text:p>
      <text:p text:style-name="Standard">tabelas. Ao invés de criar vários bancos de dados, criamos um e criamos esquemas dentro desse.</text:p>
      <text:p text:style-name="Standard">Isso permite uma maior flexibilidade, pois uma única conexão ao banco permite acessar todos os</text:p>
      <text:p text:style-name="Standard">esquemas e suas tabelas. Portanto devemos planejar bem para saber quantos bancos precisaremos,</text:p>
      <text:p text:style-name="Standard">quantos esquemas em cada banco e quantas tabelas em cada esquema.</text:p>
      <text:p text:style-name="Standard"/>
      <text:p text:style-name="Standard">Cada banco ao ser criado traz um esquema public, que é onde ficam todas as tabelas, caso não seja</text:p>
      <text:p text:style-name="Standard">criado outro esquema. Este esquema public não é padrão ANSI. Caso se pretenda ao portável</text:p>
      <text:p text:style-name="Standard"><text:soft-page-break/>devemos excluir este esquema public e criar outros. Por default todos os usuários criados tem</text:p>
      <text:p text:style-name="Standard">privilégio CREATE e USAGE para o esquema public.</text:p>
      <text:p text:style-name="Standard"/>
      <text:p text:style-name="Standard">É muito útil para estes casos criar um único banco e neste criar vários esquemas, organizados por</text:p>
      <text:p text:style-name="Standard">áreas: pessoal, administracao, contabilidade, engenharia, etc.</text:p>
      <text:p text:style-name="Standard"/>
      <text:p text:style-name="Standard">Mas e quando uma destas áreas tem outras sub-áreas, como por exemplo a engenharia, que tem</text:p>
      <text:p text:style-name="Standard">reservatórios, obras, custos e cada um destes tem diversas tabelas. O esquema engenharia ficará</text:p>
      <text:p text:style-name="Standard">muito desorganizado. Em termos de organização o ideal seria criar um banco para cada área,</text:p>
      <text:p text:style-name="Standard">engenharia, contabilidade, administração, etc. E para engenharia, por exemplo, criar esquemas para</text:p>
      <text:p text:style-name="Standard">cada subarea, custos, obras, etc. Mas não o ideal em termos de comunicação e acesso entre todos os</text:p>
      <text:p text:style-name="Standard">bancos.</text:p>
      <text:p text:style-name="Standard"/>
      <text:p text:style-name="Standard">Quando se cria um banco no PostgreSQL, por default, ele cria um esquema público (public) no</text:p>
      <text:p text:style-name="Standard">mesmo e é neste esquema que são criados todos os objetos quando não especificamos o esquema. A</text:p>
      <text:p text:style-name="Standard">este esquema public todos os usuários do banco têm livre acesso, mas aos demais existe a</text:p>
      <text:p text:style-name="Standard">necessidade de se dar permissão para que os mesmos acessem.</text:p>
      <text:p text:style-name="Standard"/>
      <text:p text:style-name="Standard">"Esquemas são partições lógicas de um banco de dados. São formas de se organizar logicamente um</text:p>
      <text:p text:style-name="Standard">banco de dados em conjuntos de objetos com características em comum sem criar bancos de dados</text:p>
      <text:p text:style-name="Standard">distintos. Por exemplo, podem ser criados esquemas diferentes para dados dos níveis operacional,</text:p>
      <text:p text:style-name="Standard">tático e estratégico de uma empresa, ou ainda esquemas para dados de cada mês de um ano.</text:p>
      <text:p text:style-name="Standard">Podem ser utilizados também como meios de se estabelecer melhores procedimentos de segurança,</text:p>
      <text:p text:style-name="Standard">com autorizações de acesso feitas por esquema ao invés de serem definidas por objeto do banco de</text:p>
      <text:p text:style-name="Standard">dados.</text:p>
      <text:p text:style-name="Standard"/>
      <text:p text:style-name="Standard">O PostgreSQL possui um conjunto de esquemas padrão, sendo que a inclusão de objetos do usuário</text:p>
      <text:p text:style-name="Standard">por padrão é feita no esquema PUBLIC. Ao se criar um banco de dados, o banco apresentará</text:p>
      <text:p text:style-name="Standard">inicialmente os seguintes esquemas:</text:p>
      <text:p text:style-name="Standard"/>
      <text:p text:style-name="Standard">- information_schema – informações sobre funções suportadas pelo banco. Armazena informações</text:p>
      <text:p text:style-name="Standard">sobre o suporte a SQL, linguagens suportadas e tamanho máximo de variáveis como nome de</text:p>
      <text:p text:style-name="Standard">tabela, identificadores, nomes de colunas, etc.</text:p>
      <text:p text:style-name="Standard"/>
      <text:p text:style-name="Standard">- pg_catalog – possui centenas de funções e dezenas de tabelas com os metadados do sistema.</text:p>
      <text:p text:style-name="Standard">Guarda informações sobre as tabelas, suas colunas, índices, estatísticas, tablespaces, triggers e</text:p>
      <text:p text:style-name="Standard">demais objetos.</text:p>
      <text:p text:style-name="Standard"/>
      <text:p text:style-name="Standard">- pg_toast – Informações relativas ao uso de TOAST (The Oversized-Attribute Storage Technique).</text:p>
      <text:p text:style-name="Standard">- public – Esquema com as tabelas e objetos do usuário.</text:p>
      <text:p text:style-name="Standard">Exibir a ordem de busca dos Esquemas:</text:p>
      <text:p text:style-name="Standard"/>
      <text:p text:style-name="Standard">SHOW SEARCH_PATH;</text:p>
      <text:p text:style-name="Standard">postgres=# SHOW SEARCH_PATH;</text:p>
      <text:p text:style-name="Standard"><text:s text:c="2"/>search_path</text:p>
      <text:p text:style-name="Standard">----------------</text:p>
      <text:p text:style-name="Standard"><text:s/>"$user",public</text:p>
      <text:p text:style-name="Standard">$user – mostra que será procurado o esquema com o mesmo nome do usuário atual.</text:p>
      <text:p text:style-name="Standard">public – que será procurado no esquema public.</text:p>
      <text:p text:style-name="Standard">Alterando a ordem de busca dos Esquemas adicionando o esquema esquema1:</text:p>
      <text:p text:style-name="Standard">SET SEARCH_PATH TO public, esquema1;</text:p>
      <text:p text:style-name="Standard">Fonte: <text:a xlink:type="simple" xlink:href="http://postgresqlbr.blogspot.com/2007/06/esquemas-no-postgresql.html">http://postgresqlbr.blogspot.com/2007/06/esquemas-no-postgresql.html</text:a> </text:p>
      <text:p text:style-name="P1"><text:soft-page-break/>Criando Um Esquema</text:p>
      <text:p text:style-name="Standard"/>
      <text:p text:style-name="Standard">CREATE SCHEMA nomeesquema;</text:p>
      <text:p text:style-name="Standard"/>
      <text:p text:style-name="P1">Criando Esquema e tornando um Usuário dono</text:p>
      <text:p text:style-name="Standard">CREATE SCHEMA nomeesquema AUTHORIZATION nomeusuario;</text:p>
      <text:p text:style-name="Standard"/>
      <text:p text:style-name="P1">Removendo privilégios de acesso a usuário em esquema</text:p>
      <text:p text:style-name="Standard">REVOKE CREATE ON SCHEMA public FROM PUBLIC</text:p>
      <text:p text:style-name="Standard"/>
      <text:p text:style-name="Standard">Com isso estamos tirando o privilégio de todos os usuários acessarem o esquema public.</text:p>
      <text:p text:style-name="Standard"/>
      <text:p text:style-name="P1">Excluindo Um Esquema</text:p>
      <text:p text:style-name="Standard">DROP SCHEMA nomeesquema;</text:p>
      <text:p text:style-name="Standard"/>
      <text:p text:style-name="Standard">Aqui, quando o esquema tem tabelas em seu interior, não é possível apagar dessa forma, temos que</text:p>
      <text:p text:style-name="Standard">utilizar:</text:p>
      <text:p text:style-name="Standard"/>
      <text:p text:style-name="Standard">DROP SCHEMA nomeesquema CASCADE;</text:p>
      <text:p text:style-name="Standard"/>
      <text:p text:style-name="Standard">Que apaga o esquema e todas as suas tabelas, portanto muito cuidado.</text:p>
      <text:p text:style-name="Standard">Obs.: O padrão SQL exige que se especifique RESTRICT (default no PostgreSQL) OU CASCADE,</text:p>
      <text:p text:style-name="Standard">mas nenhum SGBD segue esta recomendação.</text:p>
      <text:p text:style-name="Standard"/>
      <text:p text:style-name="Standard">Obs.: é recomendado ser explícito quanto aos campos a serem retornados, ao invés de usar * para</text:p>
      <text:p text:style-name="Standard">todos, entrar com os nomes de todos os campos. Assim fica mais claro. Além do mais a consulta</text:p>
      <text:p text:style-name="Standard">terá um melhor desempenho.</text:p>
      <text:p text:style-name="Standard"/>
      <text:p text:style-name="P1">Acessando Tabelas Em Esquemas</text:p>
      <text:p text:style-name="Standard">SELECT * FROM nomeesquema.nometabela;</text:p>
      <text:p text:style-name="Standard"/>
      <text:p text:style-name="P1">Privilégios Em Esquemas</text:p>
      <text:p text:style-name="Standard">\dp – visualizar permissões</text:p>
      <text:p text:style-name="Standard">REVOKE CREATE ON SCHEMA public FROM PUBLIC; - - Remove o privilégio CREATE de</text:p>
      <text:p text:style-name="Standard">todos os usuários.</text:p>
      <text:p text:style-name="Standard"/>
      <text:p text:style-name="P1">Obtendo Informações sobre os Esquemas:</text:p>
      <text:p text:style-name="Standard">\dn</text:p>
      <text:p text:style-name="Standard">SELECT current_schema();</text:p>
      <text:p text:style-name="Standard">SELECT current_schemas(true);</text:p>
      <text:p text:style-name="Standard">SELECT current_schemas(false);</text:p>
      <text:p text:style-name="Standard"/>
      <text:p text:style-name="P1"><text:s text:c="36"/>Schemas ou Databases?</text:p>
      <text:p text:style-name="Standard"/>
      <text:p text:style-name="Standard">Fabio Telles - na lista de postgresql-br</text:p>
      <text:p text:style-name="Standard">Realmente é difícil justificar o uso de bancos de dados separados. Em geral, utilizar schemas é</text:p>
      <text:p text:style-name="Standard">sempre mais indicado. Vale a pena lembrar que existem 3 níveis de compartilhamento num mesmo</text:p>
      <text:p text:style-name="Standard">servidor:</text:p>
      <text:p text:style-name="Standard"/>
      <text:p text:style-name="Standard">* Cluster, que compartilham a mesma porta, os mesmos processos e a mesma configuração global</text:p>
      <text:p text:style-name="Standard">(postgresql.conf e pg_hba.conf);</text:p>
      <text:p text:style-name="Standard"/>
      <text:p text:style-name="Standard"><text:soft-page-break/>* Bancos de Dados, que compartilham o mesmo cluster mas podem ter codificação de caracteres</text:p>
      <text:p text:style-name="Standard">distintos e dependendo da configuração, podem ter usuários distintos (se 'db_user_namespace' for</text:p>
      <text:p text:style-name="Standard">configurado como ON);</text:p>
      <text:p text:style-name="Standard"/>
      <text:p text:style-name="Standard">* Shemas, que compartilham o mesmo banco de dados;</text:p>
      <text:p text:style-name="Standard">Em geral, utilizar mais de um banco de dados pode ser uma boa se:</text:p>
      <text:p text:style-name="Standard"/>
      <text:p text:style-name="Standard">- Você realmente precisa ter usuários com poderes plenos num banco de dados sem afetar outras</text:p>
      <text:p text:style-name="Standard">aplicações. Isto é muito incomum, pois é normal você dar permissões para um usuário em um</text:p>
      <text:p text:style-name="Standard">schema específico.</text:p>
      <text:p text:style-name="Standard"/>
      <text:p text:style-name="Standard">Mas se você quiser soltar seu estagiário para brincar no seu servidor... esta pode ser uma opção (mas</text:p>
      <text:p text:style-name="Standard">eu instalaria o PostgreSQL localmente na máquina dele)</text:p>
      <text:p text:style-name="Standard"/>
      <text:p text:style-name="Standard">- Você precisa de ambientes de teste, homologação e/ou produção na mesma máquina. Em geral é</text:p>
      <text:p text:style-name="Standard">melhor deixar seu ambiente de teste em outro servidor. Você vai descobrir que uma única consulta</text:p>
      <text:p text:style-name="Standard">mal feita no ambiente de teste pode sentar todo o servidor... melhor evitar isso a todo o custo! Você</text:p>
      <text:p text:style-name="Standard">também pode criar ambientes isolados em clusters separados e garantir mais recursos para o</text:p>
      <text:p text:style-name="Standard">ambiente de testes ao ambiente de produção e ainda deixar os ambientes mais isolados,</text:p>
      <text:p text:style-name="Standard">utilizando portas distintas.</text:p>
      <text:p text:style-name="Standard"/>
      <text:p text:style-name="Standard">- Você precisa de bancos de dados com codificações de caracteres diferentes. Bom... seria ideal você</text:p>
      <text:p text:style-name="Standard">pensar em utilizar utf-8 para todas as bases se você está nesta situação. Mas isto é uma looooonga</text:p>
      <text:p text:style-name="Standard">conversa, para lá de complicada.</text:p>
      <text:p text:style-name="Standard"/>
      <text:p text:style-name="Standard">- Você precisa de configurações de desempenho diferentes para diferentes aplicações (OLTP x BI</text:p>
      <text:p text:style-name="Standard">por exemplo). Bom, você pode fazer isso com schemas também... especificando parâmetros por</text:p>
      <text:p text:style-name="Standard">usuário, ao invés de parâmetros por banco de dados, mas se você quer levar isto realmente a sério, é</text:p>
      <text:p text:style-name="Standard">melhor criar clusters distintos e melhor ainda, utilizar servidores distintos.</text:p>
      <text:p text:style-name="Standard"/>
      <text:p text:style-name="P1">Conclusão:</text:p>
      <text:p text:style-name="Standard">Se mais de uma aplicação podem conviver no mesmo servidor e no mesmo clustrer, então elas</text:p>
      <text:p text:style-name="Standard">podem estar no mesmo banco de dados. Existem raras casos em que isto não se aplique... mas são</text:p>
      <text:p text:style-name="Standard">exceções e não a regra.</text:p>
      <text:p text:style-name="Standard"/>
      <text:p text:style-name="Standard">Criei um pequeno tutorial explicando como unificar vários bancos de dados distintos utilizando</text:p>
      <text:p text:style-name="Standard">schemas... vide:</text:p>
      <text:p text:style-name="Standard"><text:a xlink:type="simple" xlink:href="http://www.midstorm.org/~telles/2006/09/28/unificando-bases-de-dados-com-schemas/">http://www.midstorm.org/~telles/2006/09/28/unificando-bases-de-dados-com-schemas/</text:a> </text:p>
      <text:p text:style-name="Standard">Atenciosamente,</text:p>
      <text:p text:style-name="Standard">Fábio Telles</text:p>
      <text:p text:style-name="Standard"/>
      <text:p text:style-name="Standard">O ideal seria realmente o uso de schemas e centralização de informação. Se você mantiver diversos</text:p>
      <text:p text:style-name="Standard">banco de dados, para cada bando terá que abrir uma conexão, ou então ficar mudando o tempo todo</text:p>
      <text:p text:style-name="Standard">de banco em uso nas suas queries, o que pode causar facilmente erros. Se você tem tabelas</text:p>
      <text:p text:style-name="Standard">compartilhadas entre os sistemas, melhor centralizar tudo mesmo. Aí, você pode aumentar o número</text:p>
      <text:p text:style-name="Standard">de conexões simultâneas sem maiores problemas.</text:p>
      <text:p text:style-name="Standard"/>
      <text:p text:style-name="Standard">Hoje, onde trabalho, tenho os banco de dados divididos em schemas.</text:p>
      <text:p text:style-name="Standard"/>
      <text:p text:style-name="Standard">Por exemplo.</text:p>
      <text:p text:style-name="Standard">O schema security tem tabelas relacionados com segurança como menus dos usuários, direito de</text:p>
      <text:p text:style-name="Standard">cada módulo para cada usuário.</text:p>
      <text:p text:style-name="Standard"><text:soft-page-break/>No schema scp temos o sistema de controle de processos.</text:p>
      <text:p text:style-name="Standard">No schema comum, temos tabelas que são utilizados por qualquer sistema ou schema, como por</text:p>
      <text:p text:style-name="Standard">exemplo o cadastro de usuários que acessam o sistema.</text:p>
      <text:p text:style-name="Standard"/>
      <text:p text:style-name="Standard">Quando você coloca em banco de dados separado, você pode fazer views para fazer select com</text:p>
      <text:p text:style-name="Standard">junções entre tabelas de banco de dados distintos, mas para isso vc tem que compilar e instalar o</text:p>
      <text:p text:style-name="Standard">módulo dblink e utilizá-lo sempre que efetuar consultas com bancos distintos.</text:p>
      <text:p text:style-name="Standard">O schema facilita muito a criação de views e selects de tabelas distribuidas.</text:p>
      <text:p text:style-name="Standard">Quanto ao desempenho, bem, não notei redução de desempenho em nenhum serviço rodando nas</text:p>
      <text:p text:style-name="Standard">350 estações.</text:p>
      <text:p text:style-name="Standard"/>
      <text:p text:style-name="Standard">Uma dica. O banco de dados depende muito das operações de leitura e escrita. O mais importante</text:p>
      <text:p text:style-name="Standard">no servidor é ter um bom disco e a configuração do postgresql.conf bem afinada.</text:p>
      <text:p text:style-name="Standard">Se você ver que o seu disco está sendo muito utilizado e o servidor está meio lento, você pode</text:p>
      <text:p text:style-name="Standard">dividir as tabelas ou até mesmo os schemas em tablespaces. Isso permite vc colocar tabelas em um</text:p>
      <text:p text:style-name="Standard">segundo disco. Quando você faz isso, o planejador pode trabalhar de forma a dividir o trabalho dos</text:p>
      <text:p text:style-name="Standard">discos. Por exemplo:</text:p>
      <text:p text:style-name="Standard"/>
      <text:p text:style-name="Standard">Você tem os schemas A, B e C. Cada schema tem seu próprio sistema e cada sistema tem em média</text:p>
      <text:p text:style-name="Standard">100 usuários conectado simultaneamente.</text:p>
      <text:p text:style-name="Standard"/>
      <text:p text:style-name="Standard">Se você colocar em 3 discos e colocar cada schema em um disco, quando o usuário do sistema A, B</text:p>
      <text:p text:style-name="Standard">e C gravarem dados simultâneamente o postgres vai gravar esses dados mais rápido. Isso porque</text:p>
      <text:p text:style-name="Standard">cada transação é uma thread e as threads vão trabalhar em paralelo gravando cada um em um disco</text:p>
      <text:p text:style-name="Standard">ao invés de uma thread esperar os dados do usuário A gravar para começar a gravar os dados do</text:p>
      <text:p text:style-name="Standard">usuário B.</text:p>
      <text:p text:style-name="Standard">Cleberson Costa Silva.</text:p>
      <text:p text:style-name="Standard"/>
      <text:p text:style-name="Standard">Se você tem cópias de tabelas mantidas em seus diversos bancos de dados e necessita manter a</text:p>
      <text:p text:style-name="Standard">integridade entre elas então é melhor utilizar esquemas. Se seus bancos de dados são totalmente</text:p>
      <text:p text:style-name="Standard">independentes então é melhor mantê-los separados.</text:p>
      <text:p text:style-name="Standard">Analise sob o aspecto da integridade dos dados e seu peso nos sistemas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ibamar FS</meta:initial-creator>
    <meta:creation-date>2008-08-14T15:42:56</meta:creation-date>
    <dc:creator>Ribamar FS</dc:creator>
    <dc:date>2008-08-14T15:46:35</dc:date>
    <meta:editing-cycles>2</meta:editing-cycles>
    <meta:editing-duration>PT3M39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5" meta:paragraph-count="190" meta:word-count="1982" meta:character-count="12543"/>
  </office:meta>
</office:document-meta>
</file>